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D0000007115B302AA0E0D2A0B.png" manifest:media-type="image/png"/>
  <manifest:file-entry manifest:full-path="Pictures/1000163600000E9300000BAE0131D37DBB5352BD.svg" manifest:media-type="image/svg+xml"/>
  <manifest:file-entry manifest:full-path="Pictures/10000200000001090000013A4A8D96999C61DE5E.png" manifest:media-type="image/png"/>
  <manifest:file-entry manifest:full-path="Pictures/100002010000006B0000006BAF7D9B5CF8D2222B.png" manifest:media-type="image/png"/>
  <manifest:file-entry manifest:full-path="Pictures/100002010000013E000000E2CED4324AE712D04E.png" manifest:media-type="image/png"/>
  <manifest:file-entry manifest:full-path="Pictures/100002010000013E000000E1DF5625E5F16F7E97.png" manifest:media-type="image/png"/>
  <manifest:file-entry manifest:full-path="Pictures/10000201000001B10000019DE7393C0BE8DC843C.png" manifest:media-type="image/png"/>
  <manifest:file-entry manifest:full-path="Pictures/100000000000012A0000028C3B63531ED7348F27.png" manifest:media-type="image/png"/>
  <manifest:file-entry manifest:full-path="Pictures/10001B1D00000A7000000B790D72CC6EB89BAD3B.svg" manifest:media-type="image/svg+xml"/>
  <manifest:file-entry manifest:full-path="Pictures/10000201000000650000006F15828C6B16CF7DE3.png" manifest:media-type="image/png"/>
  <manifest:file-entry manifest:full-path="Pictures/1000158700000B0F00000B0F363735B5139BA88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3" draw:textarea-horizontal-align="justify" draw:textarea-vertical-align="top" draw:auto-grow-height="false" fo:min-height="14.863cm" fo:min-width="15.89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63cm" fo:min-width="7.138cm"/>
    </style:style>
    <style:style style:name="gr4" style:family="graphic" style:parent-style-name="standard">
      <style:graphic-properties draw:fill-color="#ffd8ce" draw:textarea-horizontal-align="justify" draw:textarea-vertical-align="middle" draw:auto-grow-height="false" fo:min-height="1.013cm" fo:min-width="3.098cm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12.663cm" fo:min-width="6.374cm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1.233cm" fo:min-width="6.374cm"/>
    </style:style>
    <style:style style:name="gr7" style:family="graphic" style:parent-style-name="standard">
      <style:graphic-properties draw:fill="solid" draw:fill-color="#ff6d6d" draw:textarea-horizontal-align="justify" draw:textarea-vertical-align="middle" draw:auto-grow-height="false" fo:min-height="0.963cm" fo:min-width="3.152cm"/>
    </style:style>
    <style:style style:name="gr8" style:family="graphic" style:parent-style-name="standard">
      <style:graphic-properties draw:fill-color="#ffd8ce" draw:textarea-horizontal-align="justify" draw:textarea-vertical-align="middle" draw:auto-grow-height="false" fo:min-height="0.55cm" fo:min-width="3.056cm"/>
    </style:style>
    <style:style style:name="gr9" style:family="graphic" style:parent-style-name="standard">
      <style:graphic-properties draw:fill-color="#ffd8ce" draw:textarea-horizontal-align="justify" draw:textarea-vertical-align="middle" draw:auto-grow-height="false" fo:min-height="0.549cm" fo:min-width="3.056cm"/>
    </style:style>
    <style:style style:name="gr10" style:family="graphic" style:parent-style-name="standard">
      <style:graphic-properties draw:fill-color="#ffd8ce" draw:textarea-horizontal-align="justify" draw:textarea-vertical-align="middle" draw:auto-grow-height="false" fo:min-height="0.983cm" fo:min-width="2.6cm"/>
    </style:style>
    <style:style style:name="gr11" style:family="graphic" style:parent-style-name="standard" style:list-style-name="L1">
      <style:graphic-properties draw:fill-color="#ffffff" draw:textarea-horizontal-align="justify" draw:textarea-vertical-align="middle" draw:auto-grow-height="false" fo:min-height="1.119cm" fo:min-width="4.072cm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1.119cm" fo:min-width="4.199cm"/>
    </style:style>
    <style:style style:name="gr13" style:family="graphic" style:parent-style-name="standard">
      <style:graphic-properties draw:fill-color="#ffd8ce" draw:textarea-horizontal-align="justify" draw:textarea-vertical-align="middle" draw:auto-grow-height="false" fo:min-height="0.551cm" fo:min-width="3.183cm"/>
    </style:style>
    <style:style style:name="gr14" style:family="graphic" style:parent-style-name="standard">
      <style:graphic-properties draw:fill-color="#ffd8ce" draw:textarea-horizontal-align="justify" draw:textarea-vertical-align="middle" draw:auto-grow-height="false" fo:min-height="0.548cm" fo:min-width="3.183cm"/>
    </style:style>
    <style:style style:name="gr15" style:family="graphic" style:parent-style-name="standard" style:list-style-name="L1">
      <style:graphic-properties draw:fill-color="#ffffff" draw:textarea-horizontal-align="justify" draw:textarea-vertical-align="top" draw:auto-grow-height="false" fo:min-height="3.219cm" fo:min-width="6.702cm"/>
    </style:style>
    <style:style style:name="gr16" style:family="graphic" style:parent-style-name="standard" style:list-style-name="L1">
      <style:graphic-properties draw:fill-color="#ffd8ce" draw:textarea-horizontal-align="justify" draw:textarea-vertical-align="middle" draw:auto-grow-height="false" fo:min-height="1.628cm" fo:min-width="3.16cm"/>
    </style:style>
    <style:style style:name="gr17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3.219cm" fo:min-width="7.138cm"/>
    </style:style>
    <style:style style:name="gr18" style:family="graphic" style:parent-style-name="standard" style:list-style-name="L1">
      <style:graphic-properties draw:fill-color="#ffffff" draw:textarea-horizontal-align="justify" draw:textarea-vertical-align="middle" draw:auto-grow-height="false" fo:min-height="1.027cm" fo:min-width="6.374cm"/>
    </style:style>
    <style:style style:name="gr19" style:family="graphic" style:parent-style-name="standard">
      <style:graphic-properties draw:fill-color="#ffd8ce" draw:textarea-horizontal-align="justify" draw:textarea-vertical-align="middle" draw:auto-grow-height="false" fo:min-height="0.55cm" fo:min-width="3.183cm"/>
    </style:style>
    <style:style style:name="P1" style:family="paragraph">
      <loext:graphic-properties draw:fill="gradient" draw:fill-color="#b4c7dc" draw:fill-gradient-name="Gradient_20_3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ffd8c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00%" fo:text-align="center" fo:text-indent="0cm"/>
      <style:text-properties fo:font-size="12pt" style:font-size-asian="12pt" style:font-size-complex="12pt"/>
    </style:style>
    <style:style style:name="P8" style:family="paragraph">
      <loext:graphic-properties draw:fill="solid" draw:fill-color="#ff6d6d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ffd8c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end" fo:text-indent="0cm"/>
      <style:text-properties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font-name="Liberation Sans1"/>
    </style:style>
    <style:style style:name="P19" style:family="paragraph">
      <loext:graphic-properties draw:fill-color="#ffd8ce"/>
      <style:paragraph-properties fo:margin-left="0cm" fo:margin-right="0cm" fo:margin-top="0cm" fo:margin-bottom="0cm" fo:line-height="100%" fo:text-align="center" fo:text-indent="0cm"/>
      <style:text-properties style:font-name="Liberation Sans1"/>
    </style:style>
    <style:style style:name="P20" style:family="paragraph">
      <style:paragraph-properties fo:margin-left="0cm" fo:margin-right="0cm" fo:margin-top="0.2cm" fo:margin-bottom="0.2cm" fo:line-height="100%" fo:text-align="center" fo:text-indent="0cm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a6099" fo:font-size="14pt" fo:font-weight="bold" fo:background-color="transparent" style:font-size-asian="14pt" style:font-weight-asian="bold" style:font-size-complex="14pt" style:font-weight-complex="bold"/>
    </style:style>
    <style:style style:name="T5" style:family="text">
      <style:text-properties fo:color="#2a6099" style:font-name="Liberation Sans1" fo:font-size="14pt" fo:font-weight="bold" fo:background-color="#ff6d6d" style:font-size-asian="14pt" style:font-weight-asian="bold" style:font-size-complex="14pt" style:font-weight-complex="bold"/>
    </style:style>
    <style:style style:name="T6" style:family="text">
      <style:text-properties fo:color="#111111" style:font-name="Liberation Sans1" fo:font-size="14pt" fo:font-weight="bold" fo:background-color="#ff6d6d" style:font-size-asian="14pt" style:font-weight-asian="bold" style:font-size-complex="14pt" style:font-weight-complex="bold"/>
    </style:style>
    <style:style style:name="T7" style:family="text">
      <style:text-properties fo:color="#2a6099" fo:font-size="12pt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fo:color="#2a6099" style:font-name="Liberation Sans1" fo:font-size="12pt" fo:font-weight="bold" fo:background-color="transparent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93cm" svg:height="15.113cm" svg:x="11.293cm" svg:y="0.38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44cm" svg:height="4.675cm" svg:x="20.136cm" svg:y="8.247cm">
          <draw:image xlink:href="Pictures/100002010000013E000000E1DF5625E5F16F7E97.png" xlink:type="simple" xlink:show="embed" xlink:actuate="onLoad" loext:mime-type="image/png">
            <text:p/>
          </draw:image>
        </draw:frame>
        <draw:frame draw:style-name="gr2" draw:text-style-name="P2" draw:layer="layout" svg:width="6.185cm" svg:height="4.579cm" svg:x="12.7cm" svg:y="8.247cm">
          <draw:image xlink:href="Pictures/100002010000013E000000E2CED4324AE712D04E.png" xlink:type="simple" xlink:show="embed" xlink:actuate="onLoad" loext:mime-type="image/png">
            <text:p/>
          </draw:image>
        </draw:frame>
        <draw:custom-shape draw:style-name="gr3" draw:text-style-name="P3" draw:layer="layout" svg:width="7.638cm" svg:height="15.113cm" svg:x="0.381cm" svg:y="0.3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147cm" svg:height="2.323cm" svg:x="7.791cm" svg:y="0.794cm">
          <text:p text:style-name="P4"><text:span text:style-name="T1">hg clone/pull </text:span></text:p>
          <draw:enhanced-geometry svg:viewBox="0 0 21600 21600" draw:text-areas="0 ?f0 ?f5 ?f2" draw:type="right-arrow" draw:modifiers="16334.3736819907 4930.126803672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6.874cm" svg:height="12.913cm" svg:x="0.746cm" svg:y="2.327cm"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022cm" svg:height="12.638cm" svg:x="1.143cm" svg:y="2.413cm">
          <draw:image xlink:href="Pictures/100000000000012A0000028C3B63531ED7348F27.png" xlink:type="simple" xlink:show="embed" xlink:actuate="onLoad" loext:mime-type="image/png">
            <text:p/>
          </draw:image>
        </draw:frame>
        <draw:frame draw:style-name="gr2" draw:text-style-name="P2" draw:layer="layout" svg:width="2.294cm" svg:height="2.265cm" svg:x="5.62cm" svg:y="13.106cm">
          <draw:image xlink:href="Pictures/10001B1D00000A7000000B790D72CC6EB89BAD3B.svg" xlink:type="simple" xlink:show="embed" xlink:actuate="onLoad" loext:mime-type="image/svg+xml">
            <text:p/>
          </draw:image>
          <draw:image xlink:href="Pictures/10000201000000650000006F15828C6B16CF7DE3.png" xlink:type="simple" xlink:show="embed" xlink:actuate="onLoad" loext:mime-type="image/png"/>
        </draw:frame>
        <draw:custom-shape draw:style-name="gr6" draw:text-style-name="P6" draw:layer="layout" svg:width="6.874cm" svg:height="1.483cm" svg:x="0.746cm" svg:y="0.676cm">
          <text:p text:style-name="P7"><text:span text:style-name="T2"><text:s text:c="7"/></text:span><text:span text:style-name="T2">Remote Repository</text:span></text:p>
          <text:p text:style-name="P7"><text:span text:style-name="T3">https://www.octave.org/hg/octav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147cm" svg:height="2.281cm" svg:x="7.747cm" svg:y="2.775cm">
          <text:p text:style-name="P4"><text:span text:style-name="T1">hg push</text:span></text:p>
          <draw:enhanced-geometry svg:viewBox="0 0 21600 21600" draw:text-areas="?f7 ?f0 21600 ?f2" draw:type="left-arrow" draw:modifiers="4864.13921690491 5060.0484261501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.635cm" svg:height="1.468cm" svg:x="9.652cm" svg:y="4.385cm">
          <draw:image xlink:href="Pictures/1000158700000B0F00000B0F363735B5139BA88E.svg" xlink:type="simple" xlink:show="embed" xlink:actuate="onLoad" loext:mime-type="image/svg+xml">
            <text:p/>
          </draw:image>
          <draw:image xlink:href="Pictures/100002010000006B0000006BAF7D9B5CF8D2222B.png" xlink:type="simple" xlink:show="embed" xlink:actuate="onLoad" loext:mime-type="image/png"/>
        </draw:frame>
        <draw:custom-shape draw:style-name="gr8" draw:text-style-name="P10" draw:layer="layout" svg:width="3.556cm" svg:height="0.8cm" svg:x="13.843cm" svg:y="10.298cm">
          <text:p text:style-name="P9"><text:span text:style-name="T1">make check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556cm" svg:height="0.799cm" svg:x="13.843cm" svg:y="9.273cm">
          <text:p text:style-name="P9"><text:span text:style-name="T1">make -j4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81cm" svg:height="2.395cm" svg:x="17.653cm" svg:y="9.501cm">
          <text:p text:style-name="P4"><text:span text:style-name="T1"><text:s/></text:span><text:span text:style-name="T1">make install</text:span></text:p>
          <draw:enhanced-geometry svg:viewBox="0 0 21600 21600" draw:text-areas="0 ?f0 ?f5 ?f2" draw:type="right-arrow" draw:modifiers="13784.3648208469 5238.080959520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4.572cm" svg:height="1.369cm" svg:x="13.335cm" svg:y="13.15cm">
          <text:p text:style-name="P11"><text:span text:style-name="T4">Build Directo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699cm" svg:height="1.369cm" svg:x="21.209cm" svg:y="13.15cm">
          <text:p text:style-name="P13"><text:span text:style-name="T4">Install Directory</text:span></text:p>
          <text:p text:style-name="P13"><text:span text:style-name="T5"><text:s/></text:span><text:span text:style-name="T6">DIR</text:span><text:span text:style-name="T5">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88cm" svg:height="0.587cm" svg:x="1.44cm" svg:y="0.773cm">
          <draw:image xlink:href="Pictures/10000201000001B10000019DE7393C0BE8DC843C.png" xlink:type="simple" xlink:show="embed" xlink:actuate="onLoad" loext:mime-type="image/png">
            <text:p/>
          </draw:image>
        </draw:frame>
        <draw:custom-shape draw:style-name="gr8" draw:text-style-name="P10" draw:layer="layout" svg:width="3.556cm" svg:height="0.8cm" svg:x="13.843cm" svg:y="11.324cm">
          <text:p text:style-name="P9"><text:span text:style-name="T1">./run-octav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683cm" svg:height="0.801cm" svg:x="21.717cm" svg:y="9.273cm">
          <text:p text:style-name="P9"><text:span text:style-name="T1">./octave --gui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83cm" svg:height="0.798cm" svg:x="21.717cm" svg:y="10.3cm">
          <text:p text:style-name="P9"><text:span text:style-name="T1">./octave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683cm" svg:height="0.798cm" svg:x="21.717cm" svg:y="11.326cm">
          <text:p text:style-name="P9"><text:span text:style-name="T1">./octave-cli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7.202cm" svg:height="3.469cm" svg:x="20.103cm" svg:y="1.016cm">
          <text:p text:style-name="P15"><text:span text:style-name="T7"/></text:p>
          <text:p text:style-name="P13"><text:span text:style-name="T4">Linux machine</text:span></text:p>
          <text:p text:style-name="P16"><text:span text:style-name="T8"><text:s text:c="2"/></text:span></text:p>
          <text:p text:style-name="P16"><text:span text:style-name="T8"><text:s text:c="2"/></text:span><text:span text:style-name="T8">- customizations</text:span></text:p>
          <text:p text:style-name="P16"><text:span text:style-name="T9"><text:s text:c="2"/></text:span><text:span text:style-name="T9">- bug </text:span><text:span text:style-name="T8">fixing</text:span></text:p>
          <text:p text:style-name="P16"><text:span text:style-name="T8"><text:s text:c="2"/></text:span><text:span text:style-name="T8">- new features</text:span><text:span text:style-name="T7">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854cm" svg:height="0.907cm" svg:x="20.863cm" svg:y="1.521cm">
          <draw:image xlink:href="Pictures/10000200000001090000013A4A8D96999C61DE5E.png" xlink:type="simple" xlink:show="embed" xlink:actuate="onLoad" loext:mime-type="image/png">
            <text:p/>
          </draw:image>
        </draw:frame>
        <draw:custom-shape draw:style-name="gr16" draw:text-style-name="P19" draw:layer="layout" svg:width="5.207cm" svg:height="2.963cm" svg:x="13.335cm" svg:y="4.942cm">
          <text:p text:style-name="P18"><text:span text:style-name="T10">./configure</text:span></text:p>
          <text:p text:style-name="P18"><text:span text:style-name="T10">--prefix=</text:span><text:span text:style-name="T5"> </text:span><text:span text:style-name="T6">DIR</text:span><text:span text:style-name="T5"> </text:span></text:p>
          <draw:enhanced-geometry svg:viewBox="0 0 21600 21600" draw:text-areas="?f0 0 ?f2 ?f5" draw:type="down-arrow" draw:modifiers="10338.9645776567 3210.138248847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3" draw:layer="layout" svg:width="7.638cm" svg:height="3.469cm" svg:x="12.065cm" svg:y="1.0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6.874cm" svg:height="1.277cm" svg:x="12.43cm" svg:y="1.27cm">
          <text:p text:style-name="P20"><text:span text:style-name="T2"><text:s text:c="4"/></text:span><text:span text:style-name="T2">Local Repository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4cm" svg:height="0.893cm" svg:x="12.73cm" svg:y="1.427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15B302AA0E0D2A0B.png" xlink:type="simple" xlink:show="embed" xlink:actuate="onLoad" loext:mime-type="image/png"/>
        </draw:frame>
        <draw:custom-shape draw:style-name="gr19" draw:text-style-name="P5" draw:layer="layout" svg:width="3.683cm" svg:height="0.8cm" svg:x="14.097cm" svg:y="3.115cm">
          <text:p text:style-name="P4"><text:span text:style-name="T1">./bootstra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3" draw:display-name="Gradient 3" draw:style="linear" draw:start-color="#81aca6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05T14:21:20.469086595</dc:date>
    <meta:editing-duration>PT1H8M15S</meta:editing-duration>
    <meta:editing-cycles>18</meta:editing-cycles>
    <meta:generator>LibreOffice/6.2.7.1$Linux_X86_64 LibreOffice_project/20$Build-1</meta:generator>
    <meta:document-statistic meta:object-count="28"/>
  </office:meta>
</office:document-meta>
</file>